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9.00pt" style:text-position="super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left="52.30pt" fo:text-indent="0.00pt" fo:margin-top="0.40pt"/>
    </style:style>
    <style:style style:name="P2" style:family="paragraph">
      <style:paragraph-properties fo:line-height="100.00%" fo:text-align="left" fo:margin-left="52.30pt" fo:text-indent="0.00pt" fo:margin-top="0.40pt"/>
    </style:style>
    <style:style style:name="P3" style:family="paragraph">
      <style:paragraph-properties fo:line-height="100.00%" fo:text-align="left" fo:margin-left="60.70pt" fo:text-indent="0.00pt"/>
    </style:style>
    <style:style style:name="P4" style:family="paragraph">
      <style:paragraph-properties fo:line-height="100.00%" fo:text-align="left" fo:margin-top="0.30pt"/>
    </style:style>
    <style:style style:name="P5" style:family="paragraph">
      <style:paragraph-properties fo:line-height="100.00%" fo:text-align="left" fo:margin-left="102.70pt" fo:text-indent="0.00pt"/>
    </style:style>
    <style:style style:name="P6" style:family="paragraph">
      <style:paragraph-properties fo:line-height="100.00%" fo:text-align="left" fo:margin-left="136.30pt" fo:text-indent="0.00pt" fo:margin-top="0.30pt"/>
    </style:style>
    <style:style style:name="P7" style:family="paragraph">
      <style:paragraph-properties fo:line-height="100.00%" fo:text-align="left" fo:margin-left="144.70pt" fo:text-indent="0.00pt"/>
    </style:style>
    <text:list-style style:name="L8">
      <text:list-level-style-bullet text:level="1" text:bullet-char="•">
        <style:list-level-properties text:space-before="144.7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144.70pt" fo:text-indent="0.00pt"/>
    </style:style>
    <text:list-style style:name="L11">
      <text:list-level-style-bullet text:level="1" text:bullet-char="•">
        <style:list-level-properties text:space-before="144.7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 fo:margin-left="94.30pt" fo:text-indent="0.00pt" fo:margin-top="0.30pt"/>
    </style:style>
    <style:style style:name="P13" style:family="paragraph">
      <style:paragraph-properties fo:line-height="100.00%" fo:text-align="left" fo:margin-left="102.70pt" fo:text-indent="0.00pt"/>
    </style:style>
    <style:style style:name="P14" style:family="paragraph">
      <style:paragraph-properties fo:line-height="100.00%" fo:text-align="left" fo:margin-left="136.30pt" fo:text-indent="0.00pt" fo:margin-top="0.30pt"/>
    </style:style>
    <style:style style:name="P15" style:family="paragraph">
      <style:paragraph-properties fo:line-height="100.00%" fo:text-align="left" fo:margin-left="144.70pt" fo:text-indent="0.00pt"/>
    </style:style>
    <text:list-style style:name="L16">
      <text:list-level-style-bullet text:level="1" text:bullet-char="•">
        <style:list-level-properties text:space-before="144.7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 fo:margin-top="0.3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top="0.40pt"/>
    </style:style>
    <style:style style:name="P20" style:family="paragraph">
      <style:paragraph-properties fo:line-height="100.00%" fo:text-align="left" fo:margin-left="94.30pt" fo:text-indent="0.00pt" fo:margin-top="0.40pt"/>
    </style:style>
    <style:style style:name="P21" style:family="paragraph">
      <style:paragraph-properties fo:line-height="100.00%" fo:text-align="left" fo:margin-left="102.70pt" fo:text-indent="0.00pt"/>
    </style:style>
    <style:style style:name="P22" style:family="paragraph">
      <style:paragraph-properties fo:line-height="100.00%" fo:text-align="left" fo:margin-left="94.30pt" fo:text-indent="0.00pt" fo:margin-top="0.30pt"/>
    </style:style>
    <style:style style:name="P23" style:family="paragraph">
      <style:paragraph-properties fo:line-height="100.00%" fo:text-align="left" fo:margin-left="102.70pt" fo:text-indent="0.00pt"/>
    </style:style>
    <style:style style:name="P24" style:family="paragraph">
      <style:paragraph-properties fo:line-height="100.00%" fo:text-align="left" fo:margin-top="0.30pt"/>
    </style:style>
    <style:style style:name="P25" style:family="paragraph">
      <style:paragraph-properties fo:line-height="100.00%" fo:text-align="left" fo:margin-left="144.70pt" fo:text-indent="0.00pt"/>
    </style:style>
    <style:style style:name="P26" style:family="paragraph">
      <style:paragraph-properties fo:line-height="100.00%" fo:text-align="left" fo:margin-top="0.30pt"/>
    </style:style>
    <style:style style:name="P27" style:family="paragraph">
      <style:paragraph-properties fo:line-height="100.00%" fo:text-align="left" fo:margin-left="144.70pt" fo:text-indent="0.00pt"/>
    </style:style>
    <style:style style:name="P28" style:family="paragraph">
      <style:paragraph-properties fo:line-height="100.00%" fo:text-align="left" fo:margin-top="0.40pt"/>
    </style:style>
    <style:style style:name="P29" style:family="paragraph">
      <style:paragraph-properties fo:line-height="100.00%" fo:text-align="left" fo:margin-left="102.70pt" fo:text-indent="0.00pt"/>
    </style:style>
    <style:style style:name="P30" style:family="paragraph">
      <style:paragraph-properties fo:line-height="100.00%" fo:text-align="left" fo:margin-left="136.30pt" fo:text-indent="0.00pt" fo:margin-top="0.30pt"/>
    </style:style>
    <style:style style:name="P31" style:family="paragraph">
      <style:paragraph-properties fo:line-height="100.00%" fo:text-align="left" fo:margin-left="136.30pt" fo:text-indent="0.00pt" fo:margin-top="0.40pt"/>
    </style:style>
    <style:style style:name="P32" style:family="paragraph">
      <style:paragraph-properties fo:line-height="100.00%" fo:text-align="left" fo:margin-left="94.30pt" fo:text-indent="0.00pt" fo:margin-top="0.40pt"/>
    </style:style>
    <style:style style:name="P33" style:family="paragraph">
      <style:paragraph-properties fo:line-height="100.00%" fo:text-align="left" fo:margin-left="102.70pt" fo:text-indent="0.00pt"/>
    </style:style>
    <style:style style:name="P34" style:family="paragraph">
      <style:paragraph-properties fo:line-height="100.00%" fo:text-align="left" fo:margin-left="136.30pt" fo:text-indent="0.00pt" fo:margin-top="0.30pt"/>
    </style:style>
    <style:style style:name="P35" style:family="paragraph">
      <style:paragraph-properties fo:line-height="100.00%" fo:text-align="left" fo:margin-left="136.30pt" fo:text-indent="0.00pt" fo:margin-top="0.40pt"/>
    </style:style>
    <style:style style:name="P36" style:family="paragraph">
      <style:paragraph-properties fo:line-height="100.00%" fo:text-align="left" fo:margin-left="94.30pt" fo:text-indent="0.00pt" fo:margin-top="0.40pt"/>
    </style:style>
    <style:style style:name="P37" style:family="paragraph">
      <style:paragraph-properties fo:line-height="100.00%" fo:text-align="left" fo:margin-left="102.70pt" fo:text-indent="0.00pt"/>
    </style:style>
    <style:style style:name="P38" style:family="paragraph">
      <style:paragraph-properties fo:line-height="100.00%" fo:text-align="left" fo:margin-left="136.30pt" fo:text-indent="0.00pt" fo:margin-top="0.30pt"/>
    </style:style>
    <style:style style:name="P39" style:family="paragraph">
      <style:paragraph-properties fo:line-height="100.00%" fo:text-align="left" fo:margin-left="94.30pt" fo:text-indent="0.00pt" fo:margin-top="0.40pt"/>
    </style:style>
  </office:automatic-styles>
  <office:body>
    <office:text>
      <text:p text:style-name="P1"><text:span text:style-name="T1">JOHN &amp; MARGARET DOWNES FAMILY TREE (9/2020)</text:span></text:p>
      <text:p text:style-name="P2"><text:span text:style-name="T2"/></text:p>
      <text:p text:style-name="P2"><text:span text:style-name="T3">John Francis Downes<text:s/></text:span><text:span text:style-name="T4">(8/29/1913-12/1/2006)</text:span></text:p>
      <text:p text:style-name="P3"><text:span text:style-name="T5">+Margaret Catherine Barrett<text:s/></text:span><text:span text:style-name="T6">(11/17/1913-6/3/1990)</text:span></text:p>
      <text:p text:style-name="P3"><text:span text:style-name="T6">+Virginia McGarry Will (1/16/1914-10/29/2012)</text:span></text:p>
      <text:p text:style-name="P4"><text:span text:style-name="T7"><text:s text:c="73"/></text:span></text:p>
      <text:p text:style-name="P4"><text:span text:style-name="T7"><text:s text:c="40"/><text:tab/><text:tab/></text:span><text:span text:style-name="T8">John</text:span><text:span text:style-name="T9"><text:s/>(10/21/1944-2/22/1947)</text:span></text:p>
      <text:p text:style-name="P4"><text:span text:style-name="T9"><text:tab/><text:tab/><text:tab/></text:span><text:span text:style-name="T10">Mary</text:span><text:span text:style-name="T11"><text:s/>(3/22/1946-)</text:span></text:p>
      <text:p text:style-name="P5"><text:span text:style-name="T11"><text:tab/>+ John Seebach (7/14/1945-1/22/2011)</text:span></text:p>
      <text:p text:style-name="P6"><text:span text:style-name="T12"><text:s text:c="4"/></text:span><text:span text:style-name="T13">Eric (11/28/1970-)</text:span></text:p>
      <text:p text:style-name="P7"><text:span text:style-name="T13">+Kara Deluca (4/28/1976-)</text:span></text:p>
      <text:list text:style-name="L8">
        <text:list-item>
          <text:p text:style-name="P8"><text:span text:style-name="T13">Callie Jonelle (7/24/2013-)</text:span></text:p>
        </text:list-item>
      </text:list>
      <text:p text:style-name="P9"><text:span text:style-name="T13"><text:tab/><text:tab/><text:tab/><text:tab/>Katherine (7/3/1974-)</text:span></text:p>
      <text:p text:style-name="P10"><text:span text:style-name="T13">+Eric Meddaugh (3/24/1974-)</text:span></text:p>
      <text:list text:style-name="L11">
        <text:list-item>
          <text:p text:style-name="P11"><text:span text:style-name="T13">Lewis A (11/30/2014-)</text:span></text:p>
        </text:list-item>
      </text:list>
      <text:p text:style-name="P12"><text:span text:style-name="T14"><text:s text:c="4"/></text:span><text:span text:style-name="T15">Margaret</text:span><text:span text:style-name="T16"><text:s/>(10/7/1948-)</text:span></text:p>
      <text:p text:style-name="P13"><text:span text:style-name="T16">+ Michael Peck (6/25/1955-)</text:span></text:p>
      <text:p text:style-name="P14"><text:span text:style-name="T17"><text:s text:c="5"/></text:span><text:span text:style-name="T18">Joseph (4/11/1983-)</text:span></text:p>
      <text:p text:style-name="P15"><text:span text:style-name="T18">+Tiffany Campbell (8/11/1984-)</text:span></text:p>
      <text:list text:style-name="L16">
        <text:list-item>
          <text:p text:style-name="P16"><text:span text:style-name="T18">Apollo Michael (10/10/2015-)</text:span></text:p>
        </text:list-item>
        <text:list-item>
          <text:p text:style-name="P16"><text:span text:style-name="T18">Atlas Campbell (5/14/17-) </text:span></text:p>
        </text:list-item>
      </text:list>
      <text:p text:style-name="P17"><text:span text:style-name="T18"><text:s text:c="43"/><text:tab/><text:tab/>Samuel (2/22/1985</text:span></text:p>
      <text:p text:style-name="P17"><text:span text:style-name="T18"><text:tab/><text:tab/><text:tab/><text:tab/>+Sheri Madey (6/25/1985-) </text:span></text:p>
      <text:p text:style-name="P18"><text:span text:style-name="T18"><text:s text:c="58"/><text:tab/><text:tab/>Tyson Samuel (5/4/2006-) </text:span></text:p>
      <text:p text:style-name="P19"><text:span text:style-name="T18"><text:s text:c="31"/><text:tab/> <text:tab/><text:tab/>John Maxwell (01/14/1988-)</text:span></text:p>
      <text:p text:style-name="P19"><text:span text:style-name="T18"><text:tab/><text:tab/><text:tab/><text:s text:c="2"/><text:tab/>+Gwendoline Gonzales (4/10/85-)</text:span></text:p>
      <text:p text:style-name="P19"><text:span text:style-name="T18"><text:s text:c="30"/><text:tab/><text:tab/><text:tab/>Margaret (12/21/1990-)</text:span></text:p>
      <text:p text:style-name="P19"><text:span text:style-name="T18"><text:s text:c="30"/><text:tab/><text:tab/><text:tab/>+Brian Ruch (3/9/1990-)</text:span></text:p>
      <text:p text:style-name="P19"><text:span text:style-name="T18"><text:tab/><text:tab/><text:tab/><text:tab/><text:tab/>Carter Thomas Ruch (9/12/20-)<text:s text:c="40"/></text:span></text:p>
      <text:p text:style-name="P20"><text:span text:style-name="T19">Joanne</text:span><text:span text:style-name="T20"><text:s/>(6/29/1950-)</text:span></text:p>
      <text:p text:style-name="P21"><text:span text:style-name="T20">+ Allan Chamberlain (5/27/1927-12/9/2013)</text:span></text:p>
      <text:p text:style-name="P22"><text:span text:style-name="T21">Elizabeth</text:span><text:span text:style-name="T22"><text:s/>(3/3/1952-)</text:span></text:p>
      <text:p text:style-name="P23"><text:span text:style-name="T22"><text:s text:c="2"/>+Anthony Patrick Doyle (9/6/1948-)</text:span></text:p>
      <text:p text:style-name="P24"><text:span text:style-name="T22"><text:s text:c="40"/><text:tab/><text:tab/>Kathryn (3/3/1984-)</text:span></text:p>
      <text:p text:style-name="P25"><text:span text:style-name="T22">+Alex Nephew (8/15/1975-)</text:span></text:p>
      <text:p text:style-name="P25"><text:span text:style-name="T22"><text:tab/>Clara Barrett (6/10/2015-) </text:span></text:p>
      <text:p text:style-name="P25"><text:span text:style-name="T22"><text:tab/>John Robert (12/13/17-)</text:span></text:p>
      <text:p text:style-name="P26"><text:span text:style-name="T22"><text:s text:c="41"/><text:tab/><text:tab/>Elisabeth (10/1/1985-)</text:span></text:p>
      <text:p text:style-name="P27"><text:span text:style-name="T22">+Jacob Sciandra (6/28/1984-)</text:span></text:p>
      <text:p text:style-name="P27"><text:span text:style-name="T22"><text:tab/>Grace Marigold (8/6/18-)</text:span></text:p>
      <text:p text:style-name="P27"><text:span text:style-name="T22"><text:tab/>Elisabeth Rose (2/18/20-)</text:span></text:p>
      <text:p text:style-name="P28"><text:span text:style-name="T22"><text:s text:c="9"/></text:span><text:span text:style-name="T23"><text:s text:c="46"/><text:tab/><text:tab/></text:span><text:span text:style-name="T24">John (4/10/1989-)</text:span></text:p>
      <text:p text:style-name="P28"><text:span text:style-name="T25"><text:tab/><text:tab/><text:tab/><text:s/></text:span><text:span text:style-name="T26">Catherine </text:span></text:p>
      <text:p text:style-name="P29"><text:span text:style-name="T27">+ Dominic Veltri</text:span></text:p>
      <text:p text:style-name="P30"><text:span text:style-name="T28"><text:s text:c="4"/></text:span><text:span text:style-name="T29">Daniel </text:span></text:p>
      <text:p text:style-name="P31"><text:span text:style-name="T30"><text:s text:c="5"/></text:span><text:span text:style-name="T31">Richard </text:span></text:p>
      <text:p text:style-name="P32"><text:span text:style-name="T32"><text:s text:c="7"/></text:span><text:span text:style-name="T33">Dorothy</text:span><text:span text:style-name="T34"><text:s/>(11/10/1955-)</text:span></text:p>
      <text:p text:style-name="P33"><text:span text:style-name="T34">+ Robert Case Raymond (5/9/1941-)</text:span></text:p>
      <text:p text:style-name="P34"><text:span text:style-name="T35"><text:s text:c="4"/></text:span><text:span text:style-name="T36">Anna (9/14/1989-)</text:span></text:p>
      <text:p text:style-name="P35"><text:span text:style-name="T37"><text:s text:c="4"/></text:span><text:span text:style-name="T38">Megan (6/24/1992-)</text:span></text:p>
      <text:p text:style-name="P36"><text:span text:style-name="T39"><text:s text:c="7"/></text:span><text:span text:style-name="T40">Nancy</text:span><text:span text:style-name="T41"><text:s/>(9/19/1956-)</text:span></text:p>
      <text:p text:style-name="P37"><text:span text:style-name="T41">+ John Vresilovic (10/7/1969-) </text:span></text:p>
      <text:p text:style-name="P38"><text:span text:style-name="T42"><text:s/></text:span><text:span text:style-name="T43">Joseph (6/29/1999-)</text:span><text:span text:style-name="T44"><text:s text:c="5"/></text:span></text:p>
      <text:p text:style-name="P39"><text:span text:style-name="T45"><text:s text:c="2"/></text:span><text:span text:style-name="T46">Edward</text:span><text:span text:style-name="T47"><text:s/>(2/5/1961-)</text:span></text:p>
      <text:p text:style-name="P39"><text:span text:style-name="T47"><text:s text:c="4"/>+ Eilleen Reilly (12/4/1955-)<text:s text:c="2"/></text:span></text:p>
      <text:p text:style-name="P39"><text:span text:style-name="T48"/></text:p>
      <text:p text:style-name="P39"><text:span text:style-name="T48"/></text:p>
      <text:p text:style-name="P39"><text:span text:style-name="T48"/></text:p>
      <text:p text:style-name="P39"><text:span text:style-name="T48"/></text:p>
      <text:p text:style-name="P39"><text:span text:style-name="T48"/></text:p>
      <text:p text:style-name="P39"><text:span text:style-name="T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